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inglés">Introducción</text:span><text:span text:style-name="inglés"><text:note text:id="ftn1" text:note-class="footnote"><text:note-citation>1</text:note-citation><text:note-body><text:p text:style-name="Footnote">Estilo de párrafo «Encabezado 1» numerado en romano, alineado a la izquierda, sangría 0'75, 1º línea -0'25; espacio antes del párrafo 0'6, después del párrafo 0'2cm; fue nte sans serif 16 puntos negrita y versalitas</text:p></text:note-body></text:note></text:span></text:h>
      <text:h text:style-name="Heading_20_2" text:outline-level="2">Resumen<text:note text:id="ftn2" text:note-class="footnote"><text:note-citation>2</text:note-citation><text:note-body><text:p text:style-name="Footnote">Estilo de párrafo «Encabezado 2» numerado esquema, alineado a la izquierda, sangría 0'75, 1º línea -0'25; espacio antes del párrafo 0'42,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h>
      <text:p text:style-name="UBUcuerpoTrabajo"><text:span text:style-name="inglés">{En este primer apartado se hace una breve presentación del tema que se aborda en el proyecto, a la vez que se hace una breve descripción del contenido y estructura de la memoria.}</text:span><text:span text:style-name="inglés"><text:note text:id="ftn3" text:note-class="footnote"><text:note-citation>3</text:note-citation><text:note-body><text:p text:style-name="Footnote">Estilo de párrafo «UBUcuerpoTrabajo» justificado, separación silábica (&gt;=3 caracteres); sangría 1ª línea 0'5cm; espacio después del párrafo 0'2cm; fuente serif 12 puntos</text:p></text:note-body></text:note></text:span></text:p>
      <text:p text:style-name="UBUcuerpoTrabajo"><text:span text:style-name="inglés"/></text:p>
      <text:p text:style-name="UBUcuerpoTrabajo"><text:span text:style-name="inglés">En la actualidad la mayoria de los proyectos software se realizan mediante metodologias scrum, esto es entornos de desarrollo agiles, que se caracterizan por adoptar estrategias de desarrollo incremental, equipos de trabajo autogestionados y solapamiento de las fases de desarrollo, en lugar de las antiguas tecnicas de planificacion y ejecucion completa del desarrollo, priorizacion de los procesos frente a las habilidades de los equipos y desarrollo en cascada.</text:span></text:p>
      <text:p text:style-name="UBUcuerpoTrabajo"><text:span text:style-name="inglés">Este aumento de los entornos de desarrollo agiles a favorecido la aparicion de diversas paginas web dedicadas al alojamiento de proyectos software en desarrollo. Estos sitios web permiten aplicar las metodologias scrum asi como las ventajas de tener un repositorio en internet al que se puede acceder desde cualquier dispositivo para observar el estado del mismo o para descargar el estado actual.</text:span></text:p>
      <text:p text:style-name="UBUcuerpoTrabajo"><text:span text:style-name="inglés">Ademas de proporcionar un alojamiento en internet estos sitios web proporcionan informacion de los commits realizados, tareas pendientes completadas y en curso, hitos del proceso que se pretenden alcanzar. Este proyecto lo que pretende es que toda esta informacion que proporcionan estas plataformas sea facilmente comprensible para el ususario, utilizando metricas y mostrando la informacion de forma clara se pretende conseguir el objetivo de hacer accesible la informacion para todos los usuarios y de aportar alguna informacion nueva derivada de la obtenida.</text:span></text:p>
      <text:h text:style-name="Heading_20_2" text:outline-level="2"><text:span text:style-name="inglés">Abstract</text:span></text:h>
      <text:p text:style-name="Abstract">{A brief presentation of the topic addressed in the project, as well as a brief description of the content and structure of the report is done.}<text:note text:id="ftn4" text:note-class="footnote"><text:note-citation>4</text:note-citation><text:note-body><text:p text:style-name="Footnote">Estilo de párrafo «Abstract» Cursiva + diccionario inglés + todo el estilo «UBUcuerpoTrabajo»<text:line-break/>Estilo de carácter «inglés» Cursiva + diccionario inglés</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26</text:editing-cycles> <text:title/><text:date style:data-style-name="N103" text:date-value="2014-01-27T02:14:17" text:fixed="true">27/ene/14</text: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OpenOffice/4.0.1$Win32 OpenOffice.org_project/401m5$Build-9714</meta:generator>
    <dc:date>2015-05-26T18:12:53.14</dc:date>
    <dc:creator>David Blanco Alonso</dc:creator>
    <meta:editing-duration>PT16H34M8S</meta:editing-duration>
    <meta:editing-cycles>26</meta:editing-cycles>
    <meta:document-statistic meta:table-count="0" meta:image-count="0" meta:object-count="0" meta:page-count="1" meta:paragraph-count="13" meta:word-count="422" meta:character-count="2754"/>
  </office:meta>
</office:document-meta>
</file>